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style:font-name="Cambria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0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7"><draw:image xlink:href="../../odt/images/3029.png" xlink:type="simple" xlink:show="embed" xlink:actuate="onLoad"/></draw:frame></text:p>
          </table:table-cell>
          <table:table-cell table:style-name="Table1.B1" office:value-type="string">
            <text:h text:style-name="P3" text:outline-level="1">Задержка по включению и выключению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векторизован | <text:span text:style-name="T4">C</text:span><text:span text:style-name="T5">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88cm" draw:z-index="0"><draw:image xlink:href="../../odt/images/3029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Реализует задержку (выжидание подтверждения) входного сигнала на заданное время при любом изменении входного <text:span text:style-name="T3">логического</text:span> сигнала:</text:p>
            <text:p text:style-name="P5"><draw:frame draw:style-name="fr4" draw:name="Объект3" text:anchor-type="as-char" svg:width="10.642cm" svg:height="2.041cm" draw:z-index="9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4"><text:span text:style-name="T10">где</text:span><text:span text:style-name="T10"><draw:frame draw:style-name="fr4" draw:name="Объект4" text:anchor-type="as-char" svg:width="1.087cm" svg:height="0.564cm" draw:z-index="11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0">– выходной сигнал блока, </text:span><text:span text:style-name="T10"><draw:frame draw:style-name="fr4" draw:name="Объект5" text:anchor-type="as-char" svg:width="1.055cm" svg:height="0.564cm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0">– входной сигнал, </text:span><text:span text:style-name="T10"><draw:frame draw:style-name="fr4" draw:name="Объект6" text:anchor-type="as-char" svg:width="1.565cm" svg:height="0.621cm" draw:z-index="13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0">– постоянные времени подтверждения (по включению и по выключению, соответственно).</text:span></text:p>
            <text:p text:style-name="P4"><text:span text:style-name="T2">Важно</text:span><text:span text:style-name="T10">: выход блока может принимать значения либо </text:span><text:span text:style-name="T2">0</text:span><text:span text:style-name="T10">, либо </text:span><text:span text:style-name="T2">1</text:span><text:span text:style-name="T10">.</text:span></text:p>
            <text:p text:style-name="P4"><text:span text:style-name="T1">Свойства</text:span>:</text:p>
            <text:list xml:id="list3056014939906993655" text:style-name="L1">
              <text:list-item>
                <text:p text:style-name="P6">Времена подтверждения по включению, с – задержк<text:span text:style-name="T5">а</text:span> включения<draw:frame draw:style-name="fr4" draw:name="Объект7" text:anchor-type="as-char" svg:width="0.693cm" svg:height="0.621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        </text:list-item>
              <text:list-item>
                <text:p text:style-name="P6">Времена подтверждения по выключению, с – задержка выключения<draw:frame draw:style-name="fr4" draw:name="Объект8" text:anchor-type="as-char" svg:width="0.704cm" svg:height="0.621cm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        </text:list-item>
              <text:list-item>
                <text:p text:style-name="P6">Способ задания времени подтверждения – если указан способ задания «Вход», то время задержки берётся со второго дополнительного входа.</text:p>
              </text:list-item>
            </text:list>
            <text:p text:style-name="P4"><text:span text:style-name="T1">Сравнение блоков</text:span> задержки по выключению, по включению и одновременно по выключению и включению:</text:p>
            <text:p text:style-name="P4">При подаче входного воздействия типа меандр (10 с присутствует единичный сигнал, 20 с сигнал отсутствует), на выходе блоков с задержкой 6 с по выключению, 4 с по включению, и одновременно 2 с по включению и 3 с по выключению будет наблюдаться следующая картина:</text:p>
            <text:p text:style-name="P5"><text:soft-page-break/><draw:frame draw:style-name="fr2" draw:name="Графический объект3" text:anchor-type="as-char" svg:width="17.104cm" svg:height="9.144cm" draw:z-index="2"><draw:image xlink:href="../../odt/images/3030_a.png" xlink:type="simple" xlink:show="embed" xlink:actuate="onLoad"/></draw:frame></text:p>
            <text:p text:style-name="P5"><draw:frame draw:style-name="fr2" draw:name="Графический объект4" text:anchor-type="as-char" svg:width="17.104cm" svg:height="9.144cm" draw:z-index="3"><draw:image xlink:href="../../odt/images/3028_a.png" xlink:type="simple" xlink:show="embed" xlink:actuate="onLoad"/></draw:frame></text:p>
            <text:p text:style-name="P5"><text:soft-page-break/><draw:frame draw:style-name="fr2" draw:name="Графический объект5" text:anchor-type="as-char" svg:width="17.104cm" svg:height="9.144cm" draw:z-index="4"><draw:image xlink:href="../../odt/images/3029_a.png" xlink:type="simple" xlink:show="embed" xlink:actuate="onLoad"/></draw:frame></text:p>
            <text:p text:style-name="P4"><text:span text:style-name="T7">Примечание</text:span><text:span text:style-name="T5">: е</text:span>сли на вход блока подается не <text:span text:style-name="T3">логический</text:span>, а <text:span text:style-name="T3">действительный</text:span> сигнал, то он считается <text:span text:style-name="T3">включенным</text:span> при <draw:frame draw:style-name="fr4" draw:name="Объект1" text:anchor-type="as-char" svg:width="2.073cm" svg:height="0.564cm" draw:z-index="5"><draw:object xlink:href="./Object 1" xlink:type="simple" xlink:show="embed" xlink:actuate="onLoad"/><draw:image xlink:href="./ObjectReplacements/Object 1" xlink:type="simple" xlink:show="embed" xlink:actuate="onLoad"/></draw:frame><text:span text:style-name="T5">и </text:span><text:span text:style-name="T6">выключенным</text:span><text:span text:style-name="T5"> при </text:span><text:span text:style-name="T5"><draw:frame draw:style-name="fr4" draw:name="Объект2" text:anchor-type="as-char" svg:width="2.073cm" svg:height="0.564cm" draw:z-index="6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">:</text:span></text:p>
            <text:p text:style-name="P4"><draw:frame draw:style-name="fr3" draw:name="Графический объект6" text:anchor-type="paragraph" svg:width="17.104cm" svg:height="9.144cm" draw:z-index="10"><draw:image xlink:href="../../odt/images/3028_b.png" xlink:type="simple" xlink:show="embed" xlink:actuate="onLoad"/></draw:frame></text:p>
            <text:p text:style-name="P4"><draw:frame draw:style-name="fr3" draw:name="Графический объект7" text:anchor-type="paragraph" svg:width="17.104cm" svg:height="9.144cm" draw:z-index="8"><draw:image xlink:href="../../odt/images/3029_b.png" xlink:type="simple" xlink:show="embed" xlink:actuate="onLoad"/></draw:frame></text:p>
            <text:p text:style-name="P4"><draw:frame draw:style-name="fr3" draw:name="Графический объект8" text:anchor-type="paragraph" svg:width="17.104cm" svg:height="9.144cm" draw:z-index="1"><draw:image xlink:href="../../odt/images/3030_b.png" xlink:type="simple" xlink:show="embed" xlink:actuate="onLoad"/></draw:frame><text:soft-page-break/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держка по включению и выключению</dc:title>
    <dc:date>2014-12-01T18:41:13.81</dc:date>
    <meta:generator>OpenOffice/4.1.1$Win32 OpenOffice.org_project/411m6$Build-9775</meta:generator>
    <meta:editing-duration>PT2H43M12S</meta:editing-duration>
    <meta:editing-cycles>117</meta:editing-cycles>
    <meta:document-statistic meta:table-count="1" meta:image-count="8" meta:object-count="8" meta:page-count="4" meta:paragraph-count="20" meta:word-count="173" meta:character-count="1152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gt;</mo>
        <mn>0.5</mn>
      </mrow>
    </mrow>
    <annotation encoding="StarMath 5.0">u(t) &gt; 0.5</annotation>
  </semantics>
</math>
</file>

<file path=Object 2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lt;</mo>
        <mn>0.5</mn>
      </mrow>
    </mrow>
    <annotation encoding="StarMath 5.0">u(t) &lt; 0.5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n>0.5</mn>
                    </mrow>
                    <mi/>
                    <mi>в</mi>
                    <mi mathvariant="italic">течение</mi>
                    <mi mathvariant="italic">времени</mi>
                    <mi/>
                    <msub>
                      <mi>T</mi>
                      <mn>1</mn>
                    </msub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.5</mn>
                    </mrow>
                    <mi/>
                    <mi>в</mi>
                    <mi mathvariant="italic">течение</mi>
                    <mi mathvariant="italic">времени</mi>
                    <mi/>
                    <msub>
                      <mi>T</mi>
                      <mn>2</mn>
                    </msub>
                    <mi>;</mi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>в</mi>
                    <mi mathvariant="italic">остальных</mi>
                    <mi mathvariant="italic">случаях</mi>
                    <mi>;</mi>
                  </mrow>
                </mtd>
              </mtr>
            </mtable>
          </mrow>
        </mrow>
      </mrow>
    </mrow>
    <annotation encoding="StarMath 5.0">y(t) = left lbrace stack{
alignl 1, ~ если ~ u(t) &gt; 0.5 ~в течение времени~ T_1; #
alignl 0, ~ если ~ u(t) &lt; 0.5 ~в течение времени~ T_2; #
alignl y(t- %DELTA t), ~ в остальных случаях;}
right none
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6/content.xml><?xml version="1.0" encoding="utf-8"?>
<math xmlns="http://www.w3.org/1998/Math/MathML">
  <semantics>
    <mrow>
      <msub>
        <mi>T</mi>
        <mn>1,</mn>
      </msub>
      <mi/>
      <msub>
        <mi>T</mi>
        <mn>2</mn>
      </msub>
    </mrow>
    <annotation encoding="StarMath 5.0">T_1, ~T_2</annotation>
  </semantics>
</math>
</file>

<file path=Object 7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8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